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Object 1/content.xml" manifest:media-type="text/xml"/>
  <manifest:file-entry manifest:full-path="Object 2/Object 1/meta.xml" manifest:media-type="text/xml"/>
  <manifest:file-entry manifest:full-path="Object 2/Object 1/styles.xml" manifest:media-type="text/xml"/>
  <manifest:file-entry manifest:full-path="Object 2/Object 1/" manifest:media-type="application/vnd.oasis.opendocument.chart"/>
  <manifest:file-entry manifest:full-path="Object 2/Object 2/styles.xml" manifest:media-type="text/xml"/>
  <manifest:file-entry manifest:full-path="Object 2/Object 2/content.xml" manifest:media-type="text/xml"/>
  <manifest:file-entry manifest:full-path="Object 2/Object 2/meta.xml" manifest:media-type="text/xml"/>
  <manifest:file-entry manifest:full-path="Object 2/Object 2/" manifest:media-type="application/vnd.oasis.opendocument.chart"/>
  <manifest:file-entry manifest:full-path="Object 2/content.xml" manifest:media-type="text/xml"/>
  <manifest:file-entry manifest:full-path="Object 2/ObjectReplacements/Object 1" manifest:media-type="application/x-openoffice-gdimetafile;windows_formatname=&quot;GDIMetaFile&quot;"/>
  <manifest:file-entry manifest:full-path="Object 2/ObjectReplacements/Object 2" manifest:media-type="application/x-openoffice-gdimetafile;windows_formatname=&quot;GDIMetaFile&quot;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Object 1/styles.xml" manifest:media-type="text/xml"/>
  <manifest:file-entry manifest:full-path="Object 1/Object 1/content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content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090" officeooo:paragraph-rsid="000ad090"/>
    </style:style>
    <style:style style:name="P2" style:family="paragraph" style:parent-style-name="Standard">
      <style:text-properties officeooo:rsid="000ad090" officeooo:paragraph-rsid="000bcaa8"/>
    </style:style>
    <style:style style:name="T1" style:family="text">
      <style:text-properties officeooo:rsid="000babf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yzje producenta</text:p>
      <text:p text:style-name="P1"/>
      <text:p text:style-name="P1">Koszt alternatywny- to co się nie wybrało podczas podejmowania decyzji.</text:p>
      <text:p text:style-name="P1">Producentami dóbr i usług są różnego rodzaju przedsiębiorstwa .Przedsiębiorstwa te różnią się miedzy sobą wielkością formą własności celem działania ma on do dyspozycji odpowiednią ilośc czynnikow wytwórczych (ziemia praca kapitał)które są ograniczone i w związku z tym przedsiębiorca musi podejmować deycyzję:</text:p>
      <text:p text:style-name="P1">-jakie dobra i usługi produkować</text:p>
      <text:p text:style-name="P1">-jakiś czynników wytwórczych i w jakich i olościach</text:p>
      <text:p text:style-name="P1">-jaką wielkość produkcji</text:p>
      <text:p text:style-name="P1">-jaką cene ustalić</text:p>
      <text:p text:style-name="P1">Podejmujać te decyzje przedsiębiorca kieruje sie rachunkiem ekonomicznym chce osiągnąc jak najwyższy zysk.</text:p>
      <text:p text:style-name="P1">Aby osiągnąć zysk przedsiębiorca musi ponieśc koszt. Koszty ponosi się wykorzystując czynniki produkcji do których zaliczmy </text:p>
      <text:p text:style-name="P1">czynniki produkcji(środki pracy ,czynniki pracy)oraz praca ludzka.Każdy z tych czynników ma swoją cene.</text:p>
      <text:p text:style-name="P1">Cena pomnżona przez ilość daje koszt tego czynnika.</text:p>
      <text:p text:style-name="P1">Koszty to wyceniona w pieniądzu wartość czynników wytwórczych zużytych w produkcji.</text:p>
      <text:p text:style-name="P1">Koszty możemy kwalifikować według różnych kryteriów z punktu widzenia analizy mikroekonomicznych koszty możemy podzielić an grupy stałe i zmienne.</text:p>
      <text:p text:style-name="P1"/>
      <text:p text:style-name="P1">Całkowite i przeciętne, krańcowe nazwane marginalnymi.</text:p>
      <text:p text:style-name="P1">Koszty stałe(KS) to takie które są ponoszone niezależnie od rozmiarów produkcji nawet gdy wynosi 0.</text:p>
      <text:p text:style-name="P1">Koszty zmienne(KZ) to koszty które są zależne od wielkości produkcji zmieniają się wraz ze zmianą produkcji(surowce, płace).</text:p>
      <text:p text:style-name="P1">Suma kosztów stałych i zmiennych to tzw koszty całkowite.</text:p>
      <text:p text:style-name="P1">KS+KZ=KC</text:p>
      <text:p text:style-name="P1"/>
      <text:p text:style-name="P1">KS <text:s text:c="9"/>KZ <text:s text:c="12"/><text:tab/>KC</text:p>
      <text:p text:style-name="P1">-- = KSP <text:s text:c="3"/>---= KZP <text:tab/><text:tab/>-- =KCP</text:p>
      <text:p text:style-name="P1">Q<text:tab/><text:tab/><text:tab/>Q<text:tab/><text:tab/><text:tab/><text:tab/>Q<text:tab/></text:p>
      <text:p text:style-name="P1"/>
      <text:p text:style-name="P1">Q-wielkość</text:p>
      <text:p text:style-name="P1"/>
      <text:p text:style-name="P1">Koszty przeciętne odnoszą się do jednostki prdoukcji.</text:p>
      <text:p text:style-name="P1">Koszty krańcowy marginalny jest pochodną kosztu całkowitego i pokazuje o ile zminiają się koszty całkowite jeśli produkcja zwiekszy się o jednostkę.</text:p>
      <text:p text:style-name="P1"/>
      <text:p text:style-name="P1">Firma posiada stała ilość kapitału i ziem w sposób ciągły zwiększa produkcje o jednostkę od 0 - 8 jednostek osiąga to poprzez wzrost zatrudnienia czynnikiem zmiennym jest praca.Uzupełnij poniższa tabele i wyznacz tzw minimum produkcji q i optimum techniczne produkcji firm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Obiekt1" text:anchor-type="paragraph" svg:width="20.131cm" svg:height="12.8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Z wykresu i <text:s/>tabeli można wyciagnąc nastepujące wnioski</text:p>
      <text:p text:style-name="P1">-Koszty całkowite rosną wraz ze wzrostem produkcji</text:p>
      <text:p text:style-name="P1">-koszty całkowite przecietne poczatkowo maleja <text:s/>a pozniej zaczynaja rosnac</text:p>
      <text:p text:style-name="P1">-koszty stałe przecietne ciagle male nigdy nie beda równe 0.</text:p>
      <text:p text:style-name="P1">-Koszty zmienne przecietne</text:p>
      <text:p text:style-name="P1">-przy q =1 koszty przecietne równaja sie kosztom krańcowym nastepnie zaczynaja spadac do q =4 od 4 zaczynaja rosnac</text:p>
      <text:p text:style-name="P1">Produkcja mniej niz 4 sie nie opłaca.</text:p>
      <text:p text:style-name="P1">Koszt przecietny zmienny spada do poki jest mniejszy od krancowego.</text:p>
      <text:p text:style-name="P1">W punkcie przeciecia krzywa krancowych z kzp wyznacza minimum produkcji q( u nas 4).</text:p>
      <text:p text:style-name="P1">Punkt ten oznacz ze produkcja mniej niz 4 sie nie opłaca.</text:p>
      <text:p text:style-name="P1">Przecietne koszty całkowite początkowo się obnizają do 6.</text:p>
      <text:p text:style-name="P1">Koszty całkowite przecietne obnizaja sie sie wraz ze wrostem </text:p>
      <text:p text:style-name="P1">OD pewneggo momentu q5 zaczynaja rosnac jedna z przyczyn wzostu kcp jest zwiekszenie ilosci zmeinnych czynnikow produkcji prowadzi to do tego ze czynniki stale sa przeciazone a produktywnosc zaczyna spadac.kk=kcp punk wyznacz tzw optimum techniczne produkcji u nas 5 i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c-przychod przecietny</text:p>
      <text:p text:style-name="P1"><text:tab/>pcPrzychód całkowity przeciętny i krancowy.</text:p>
      <text:p text:style-name="P1">Sprzedając każdą jednostke produkcji po q osiagamy pc</text:p>
      <text:p text:style-name="P1">qxp=pc</text:p>
      <text:p text:style-name="P1"/>
      <text:p text:style-name="P1">pp= --</text:p>
      <text:p text:style-name="P1"><text:tab/>q<text:tab/></text:p>
      <text:p text:style-name="P1">Przychod przecietnny rowna sie cenie.</text:p>
      <text:p text:style-name="P1"><text:tab/></text:p>
      <text:p text:style-name="P1">Pk=<text:tab/></text:p>
      <text:p text:style-name="P1"/>
      <text:p text:style-name="P1">Przyrost przychodu przecietnego przez q</text:p>
      <text:p text:style-name="P1"><text:tab/> delta pc</text:p>
      <text:p text:style-name="P1">Pk=<text:tab/>---------</text:p>
      <text:p text:style-name="P1"><text:tab/>delta q</text:p>
      <text:p text:style-name="P1"/>
      <text:p text:style-name="P1">Jeżeli od przychodu całkowitego odejmiemy koszty całkowite uzyskamy zysk</text:p>
      <text:p text:style-name="P1">Do powyższego przykładu dodając imformacje że firma produkowała dobro a cena sprzedaży jednej jednostki to 550 można ustalić jak przedstawiał się wynik finansowy.</text:p>
      <text:p text:style-name="P2"><text:span text:style-name="T1">Z powyższego wykresu i tabeli wynika ze najbardziej opłacalna jest produkcja około 5 jednostek tygodniowo wtedy odległość pomiedzy wtedy odległość pomiedzy pc i kc jest najwieksza.Jest to punkt w którym zyski osiągają maksimum.</text:span></text:p>
      <text:p text:style-name="P2"/>
      <text:p text:style-name="P2"/>
      <text:p text:style-name="P2"/>
      <text:p text:style-name="P2"><draw:frame draw:style-name="fr1" draw:name="Obiekt2" text:anchor-type="paragraph" svg:x="-0.469cm" svg:y="0.48cm" svg:width="19.399cm" svg:height="6.51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44:50.525000000</meta:creation-date>
    <dc:date>2018-03-10T10:25:56.948000000</dc:date>
    <meta:editing-duration>PT41M4S</meta:editing-duration>
    <meta:editing-cycles>8</meta:editing-cycles>
    <meta:generator>LibreOffice/4.3.3.2$Windows_x86 LibreOffice_project/9bb7eadab57b6755b1265afa86e04bf45fbfc644</meta:generator>
    <meta:document-statistic meta:table-count="0" meta:image-count="0" meta:object-count="2" meta:page-count="3" meta:paragraph-count="55" meta:word-count="540" meta:character-count="3756" meta:non-whitespace-character-count="3222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1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 <text:s/></text:p>
          </table:table-cell>
          <table:table-cell office:value-type="string" calcext:value-type="string">
            <text:p>KS 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KC </text:p>
          </table:table-cell>
          <table:table-cell office:value-type="string" calcext:value-type="string">
            <text:p>KSP </text:p>
          </table:table-cell>
          <table:table-cell office:value-type="string" calcext:value-type="string">
            <text:p>KZP </text:p>
          </table:table-cell>
          <table:table-cell office:value-type="string" calcext:value-type="string">
            <text:p>KCP 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780" calcext:value-type="float">
            <text:p>78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40" calcext:value-type="float">
            <text:p>740</text:p>
          </table:table-cell>
          <table:table-cell office:value-type="float" office:value="1740" calcext:value-type="float">
            <text:p>1740</text:p>
          </table:table-cell>
          <table:table-cell office:value-type="float" office:value="333" calcext:value-type="float">
            <text:p>333</text:p>
          </table:table-cell>
          <table:table-cell office:value-type="float" office:value="247" calcext:value-type="float">
            <text:p>247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850" calcext:value-type="float">
            <text:p>2850</text:p>
          </table:table-cell>
          <table:table-cell office:value-type="float" office:value="3850" calcext:value-type="float">
            <text:p>3850</text:p>
          </table:table-cell>
          <table:table-cell office:value-type="float" office:value="143" calcext:value-type="float">
            <text:p>14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960" calcext:value-type="float">
            <text:p>3960</text:p>
          </table:table-cell>
          <table:table-cell office:value-type="float" office:value="4960" calcext:value-type="float">
            <text:p>4960</text:p>
          </table:table-cell>
          <table:table-cell office:value-type="float" office:value="125" calcext:value-type="float">
            <text:p>125</text:p>
          </table:table-cell>
          <table:table-cell office:value-type="float" office:value="495" calcext:value-type="float">
            <text:p>495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C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400" calcext:value-type="float">
            <text:p>4400</text:p>
          </table:table-cell>
          <table:table-cell office:value-type="float" office:value="550" calcext:value-type="float">
            <text:p>550</text:p>
          </table:table-cell>
          <table:table-cell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0:24:50.44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2.458cm" style:legend-expansion="high" chart:style-name="ch2"/>
        <chart:plot-area chart:style-name="ch3" table:cell-range-address="Arkusz1.A1:Arkusz1.B11 Arkusz1.C1:Arkusz1.D7 Arkusz1.E1:Arkusz1.H11" chart:data-source-has-labels="row" svg:x="0.32cm" svg:y="0.18cm" svg:width="13.196cm" svg:height="7.659cm">
          <chartooo:coordinate-region svg:x="1.312cm" svg:y="0.379cm" svg:width="12.017cm" svg:height="6.813cm"/>
          <chart:axis chart:dimension="x" chart:name="primary-x" chart:style-name="ch4">
            <chart:title svg:x="6.742cm" svg:y="8.019cm" chart:style-name="ch5">
              <text:p>Q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rkusz1.A2:Arkusz1.A11" chart:label-cell-address="Arkusz1.A1:Arkusz1.A1" chart:class="chart:line">
            <chart:data-point chart:repeated="10"/>
          </chart:series>
          <chart:series chart:style-name="ch8" chart:values-cell-range-address="Arkusz1.B2:Arkusz1.B11" chart:label-cell-address="Arkusz1.B1:Arkusz1.B1" chart:class="chart:line">
            <chart:data-point chart:repeated="10"/>
          </chart:series>
          <chart:series chart:style-name="ch9" chart:values-cell-range-address="Arkusz1.C2:Arkusz1.C7" chart:label-cell-address="Arkusz1.C1:Arkusz1.C1" chart:class="chart:line">
            <chart:data-point chart:repeated="6"/>
          </chart:series>
          <chart:series chart:style-name="ch10" chart:values-cell-range-address="Arkusz1.D2:Arkusz1.D7" chart:label-cell-address="Arkusz1.D1:Arkusz1.D1" chart:class="chart:line">
            <chart:data-point chart:repeated="6"/>
          </chart:series>
          <chart:series chart:style-name="ch11" chart:values-cell-range-address="Arkusz1.E2:Arkusz1.E11" chart:label-cell-address="Arkusz1.E1:Arkusz1.E1" chart:class="chart:line">
            <chart:data-point chart:repeated="10"/>
          </chart:series>
          <chart:series chart:style-name="ch12" chart:values-cell-range-address="Arkusz1.F2:Arkusz1.F11" chart:label-cell-address="Arkusz1.F1:Arkusz1.F1" chart:class="chart:line">
            <chart:data-point chart:repeated="10"/>
          </chart:series>
          <chart:series chart:style-name="ch13" chart:values-cell-range-address="Arkusz1.G2:Arkusz1.G11" chart:label-cell-address="Arkusz1.G1:Arkusz1.G1" chart:class="chart:line">
            <chart:data-point chart:repeated="10"/>
          </chart:series>
          <chart:series chart:style-name="ch14" chart:values-cell-range-address="Arkusz1.H2:Arkusz1.H11" chart:label-cell-address="Arkusz1.H1:Arkusz1.H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 </text:p>
                <draw:g>
                  <svg:desc>Arkusz1.A1:Arkusz1.A1</svg:desc>
                </draw:g>
              </table:table-cell>
              <table:table-cell office:value-type="string">
                <text:p>KS </text:p>
                <draw:g>
                  <svg:desc>Arkusz1.B1:Arkusz1.B1</svg:desc>
                </draw:g>
              </table:table-cell>
              <table:table-cell office:value-type="string">
                <text:p>KZ </text:p>
                <draw:g>
                  <svg:desc>Arkusz1.C1:Arkusz1.C1</svg:desc>
                </draw:g>
              </table:table-cell>
              <table:table-cell office:value-type="string">
                <text:p>KC </text:p>
                <draw:g>
                  <svg:desc>Arkusz1.D1:Arkusz1.D1</svg:desc>
                </draw:g>
              </table:table-cell>
              <table:table-cell office:value-type="string">
                <text:p>KSP </text:p>
                <draw:g>
                  <svg:desc>Arkusz1.E1:Arkusz1.E1</svg:desc>
                </draw:g>
              </table:table-cell>
              <table:table-cell office:value-type="string">
                <text:p>KZP </text:p>
                <draw:g>
                  <svg:desc>Arkusz1.F1:Arkusz1.F1</svg:desc>
                </draw:g>
              </table:table-cell>
              <table:table-cell office:value-type="string">
                <text:p>KCP </text:p>
                <draw:g>
                  <svg:desc>Arkusz1.G1:Arkusz1.G1</svg:desc>
                </draw:g>
              </table:table-cell>
              <table:table-cell office:value-type="string">
                <text:p>KK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2:Arkusz1.A11</svg:desc>
                </draw:g>
              </table:table-cell>
              <table:table-cell office:value-type="float" office:value="1000">
                <text:p>1000</text:p>
                <draw:g>
                  <svg:desc>Arkusz1.B2:Arkusz1.B11</svg:desc>
                </draw:g>
              </table:table-cell>
              <table:table-cell office:value-type="float" office:value="NaN">
                <text:p>NaN</text:p>
                <draw:g>
                  <svg:desc>Arkusz1.C2:Arkusz1.C7</svg:desc>
                </draw:g>
              </table:table-cell>
              <table:table-cell office:value-type="float" office:value="1000">
                <text:p>1000</text:p>
                <draw:g>
                  <svg:desc>Arkusz1.D2:Arkusz1.D7</svg:desc>
                </draw:g>
              </table:table-cell>
              <table:table-cell office:value-type="float" office:value="NaN">
                <text:p>NaN</text:p>
                <draw:g>
                  <svg:desc>Arkusz1.E2:Arkusz1.E11</svg:desc>
                </draw:g>
              </table:table-cell>
              <table:table-cell office:value-type="float" office:value="NaN">
                <text:p>NaN</text:p>
                <draw:g>
                  <svg:desc>Arkusz1.F2:Arkusz1.F11</svg:desc>
                </draw:g>
              </table:table-cell>
              <table:table-cell office:value-type="float" office:value="NaN">
                <text:p>NaN</text:p>
                <draw:g>
                  <svg:desc>Arkusz1.G2:Arkusz1.G11</svg:desc>
                </draw:g>
              </table:table-cell>
              <table:table-cell office:value-type="float" office:value="NaN">
                <text:p>NaN</text:p>
                <draw:g>
                  <svg:desc>Arkusz1.H2:Arkusz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40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33">
                <text:p>333</text:p>
              </table:table-cell>
              <table:table-cell office:value-type="float" office:value="247">
                <text:p>247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00">
                <text:p>1400</text:p>
              </table:table-cell>
              <table:table-cell office:value-type="float" office:value="2400">
                <text:p>2400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480">
                <text:p>4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407">
                <text:p>407</text:p>
              </table:table-cell>
              <table:table-cell office:value-type="float" office:value="550">
                <text:p>55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495">
                <text:p>495</text:p>
              </table:table-cell>
              <table:table-cell office:value-type="float" office:value="620">
                <text:p>62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5cm" svg:height="8.807cm" xlink:href=".." xlink:type="simple" chart:class="chart:line" chart:style-name="ch1">
        <chart:legend chart:legend-position="end" svg:x="12.079cm" svg:y="3.855cm" style:legend-expansion="high" chart:style-name="ch2"/>
        <chart:plot-area chart:style-name="ch3" table:cell-range-address="Arkusz2.A2:Arkusz2.B11" chart:data-source-has-labels="row" svg:x="1.291cm" svg:y="0.176cm" svg:width="10.508cm" svg:height="7.474cm">
          <chartooo:coordinate-region svg:x="2.283cm" svg:y="0.375cm" svg:width="9.422cm" svg:height="6.628cm"/>
          <chart:axis chart:dimension="x" chart:name="primary-x" chart:style-name="ch4">
            <chart:title svg:x="6.369cm" svg:y="7.826cm" chart:style-name="ch5">
              <text:p>Q</text:p>
            </chart:title>
          </chart:axis>
          <chart:axis chart:dimension="y" chart:name="primary-y" chart:style-name="ch4">
            <chart:title svg:x="0.451cm" svg:y="4.42cm" chart:style-name="ch6">
              <text:p>KCPC</text:p>
            </chart:title>
            <chart:grid chart:style-name="ch7" chart:class="major"/>
          </chart:axis>
          <chart:series chart:style-name="ch8" chart:values-cell-range-address="Arkusz2.A3:Arkusz2.A11" chart:label-cell-address="Arkusz2.A2:Arkusz2.A2" chart:class="chart:line">
            <chart:data-point chart:repeated="9"/>
          </chart:series>
          <chart:series chart:style-name="ch9" chart:values-cell-range-address="Arkusz2.B3:Arkusz2.B11" chart:label-cell-address="Arkusz2.B2:Arkusz2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 </text:p>
                <draw:g>
                  <svg:desc>Arkusz2.A2:Arkusz2.A2</svg:desc>
                </draw:g>
              </table:table-cell>
              <table:table-cell office:value-type="string">
                <text:p>PC</text:p>
                <draw:g>
                  <svg:desc>Arkusz2.B2:Arkusz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2.A3:Arkusz2.A11</svg:desc>
                </draw:g>
              </table:table-cell>
              <table:table-cell office:value-type="float" office:value="0">
                <text:p>0</text:p>
                <draw:g>
                  <svg:desc>Arkusz2.B3:Arkusz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0">
                <text:p>135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0">
                <text:p>156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0">
                <text:p>17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0">
                <text:p>385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60">
                <text:p>4960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2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.69cm" svg:y="5.12cm">
            <draw:object draw:notify-on-update-of-ranges="Arkusz1.A1:Arkusz1.A1 Arkusz1.A2:Arkusz1.A11 Arkusz1.B1:Arkusz1.B1 Arkusz1.B2:Arkusz1.B11 Arkusz1.C1:Arkusz1.C1 Arkusz1.C2:Arkusz1.C7 Arkusz1.D1:Arkusz1.D1 Arkusz1.D2:Arkusz1.D7 Arkusz1.E1:Arkusz1.E1 Arkusz1.E2:Arkusz1.E11 Arkusz1.F1:Arkusz1.F1 Arkusz1.F2:Arkusz1.F11 Arkusz1.G1:Arkusz1.G1 Arkusz1.G2:Arkusz1.G11 Arkusz1.H1:Arkusz1.H1 Arkusz1.H2:Arkusz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 <text:s/></text:p>
          </table:table-cell>
          <table:table-cell office:value-type="string" calcext:value-type="string">
            <text:p>KS 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KC </text:p>
          </table:table-cell>
          <table:table-cell office:value-type="string" calcext:value-type="string">
            <text:p>KSP </text:p>
          </table:table-cell>
          <table:table-cell office:value-type="string" calcext:value-type="string">
            <text:p>KZP </text:p>
          </table:table-cell>
          <table:table-cell office:value-type="string" calcext:value-type="string">
            <text:p>KCP </text:p>
          </table:table-cell>
          <table:table-cell office:value-type="string" calcext:value-type="string">
            <text:p>KK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350" calcext:value-type="float">
            <text:p>1350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office:value-type="float" office:value="780" calcext:value-type="float">
            <text:p>78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40" calcext:value-type="float">
            <text:p>740</text:p>
          </table:table-cell>
          <table:table-cell office:value-type="float" office:value="1740" calcext:value-type="float">
            <text:p>1740</text:p>
          </table:table-cell>
          <table:table-cell office:value-type="float" office:value="333" calcext:value-type="float">
            <text:p>333</text:p>
          </table:table-cell>
          <table:table-cell office:value-type="float" office:value="247" calcext:value-type="float">
            <text:p>247</text:p>
          </table:table-cell>
          <table:table-cell office:value-type="float" office:value="580" calcext:value-type="float">
            <text:p>58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2850" calcext:value-type="float">
            <text:p>2850</text:p>
          </table:table-cell>
          <table:table-cell office:value-type="float" office:value="3850" calcext:value-type="float">
            <text:p>3850</text:p>
          </table:table-cell>
          <table:table-cell office:value-type="float" office:value="143" calcext:value-type="float">
            <text:p>143</text:p>
          </table:table-cell>
          <table:table-cell office:value-type="float" office:value="407" calcext:value-type="float">
            <text:p>407</text:p>
          </table:table-cell>
          <table:table-cell office:value-type="float" office:value="550" calcext:value-type="float">
            <text:p>550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960" calcext:value-type="float">
            <text:p>3960</text:p>
          </table:table-cell>
          <table:table-cell office:value-type="float" office:value="4960" calcext:value-type="float">
            <text:p>4960</text:p>
          </table:table-cell>
          <table:table-cell office:value-type="float" office:value="125" calcext:value-type="float">
            <text:p>125</text:p>
          </table:table-cell>
          <table:table-cell office:value-type="float" office:value="495" calcext:value-type="float">
            <text:p>495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-</text:p>
          </table:table-cell>
        </table:table-row>
      </table:table>
      <table:table table:name="Arkusz2" table:style-name="ta1">
        <table:shapes>
          <draw:frame draw:z-index="0" draw:style-name="gr1" draw:text-style-name="P1" svg:width="14.004cm" svg:height="8.806cm" svg:x="6.143cm" svg:y="0.479cm">
            <draw:object draw:notify-on-update-of-ranges="Arkusz2.A2:Arkusz2.A2 Arkusz2.A3:Arkusz2.A11 Arkusz2.B2:Arkusz2.B2 Arkusz2.B3:Arkusz2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C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ynik finansow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100" calcext:value-type="float">
            <text:p>1100</text:p>
          </table:table-cell>
          <table:table-cell office:value-type="float" office:value="550" calcext:value-type="float">
            <text:p>550</text:p>
          </table:table-cell>
          <table:table-cell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50" calcext:value-type="float">
            <text:p>1650</text:p>
          </table:table-cell>
          <table:table-cell office:value-type="float" office:value="550" calcext:value-type="float">
            <text:p>55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50" calcext:value-type="float">
            <text:p>275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550" calcext:value-type="float">
            <text:p>5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 office:value-type="float" office:value="3850" calcext:value-type="float">
            <text:p>385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4400" calcext:value-type="float">
            <text:p>4400</text:p>
          </table:table-cell>
          <table:table-cell office:value-type="float" office:value="550" calcext:value-type="float">
            <text:p>550</text:p>
          </table:table-cell>
          <table:table-cell office:value-type="float" office:value="-560" calcext:value-type="float">
            <text:p>-56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 style:data-style-name="N2" text:time-value="10:15:49.32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